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鉄格子を開けるレバーのようだが、凍りついて
動かない。</text:p>
          </table:table-cell>
          <table:table-cell table:number-columns-repeated="1023"/>
        </table:table-row>
        <table:table-row>
          <table:table-cell table:style-name="ce0" office:value-type="string">
            <text:p>重いものをぶつけて衝撃を与えれば
作動する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青の輝きを見つけた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1+01:00</meta:creation-date>
    <dc:date>2019-11-03T17:4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